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arial" svg:font-family="arial, tahoma, verdana, helvetica"/>
    <style:font-face style:name="monospace" svg:font-family="monospace, monospace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5.514cm" style:rel-column-width="21257*"/>
    </style:style>
    <style:style style:name="Tableau1.B" style:family="table-column">
      <style:table-column-properties style:column-width="2.284cm" style:rel-column-width="8806*"/>
    </style:style>
    <style:style style:name="Tableau1.C" style:family="table-column">
      <style:table-column-properties style:column-width="2.646cm" style:rel-column-width="10200*"/>
    </style:style>
    <style:style style:name="Tableau1.D" style:family="table-column">
      <style:table-column-properties style:column-width="0.887cm" style:rel-column-width="3420*"/>
    </style:style>
    <style:style style:name="Tableau1.E" style:family="table-column">
      <style:table-column-properties style:column-width="2.833cm" style:rel-column-width="10921*"/>
    </style:style>
    <style:style style:name="Tableau1.F" style:family="table-column">
      <style:table-column-properties style:column-width="2.835cm" style:rel-column-width="10931*"/>
    </style:style>
    <style:style style:name="Tableau1.A1" style:family="table-cell">
      <style:table-cell-properties fo:background-color="#ffcc99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F1" style:family="table-cell">
      <style:table-cell-properties fo:background-color="#ffcc99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F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Default_20_Text">
      <style:text-properties style:font-name="Arial"/>
    </style:style>
    <style:style style:name="P2" style:family="paragraph" style:parent-style-name="Default_20_Text">
      <style:paragraph-properties fo:text-align="center" style:justify-single-word="false"/>
      <style:text-properties fo:color="#0000ff" style:font-name="Times New Roman" fo:font-weight="bold" style:font-weight-asian="bold" style:font-weight-complex="bold"/>
    </style:style>
    <style:style style:name="P3" style:family="paragraph" style:parent-style-name="Default_20_Text">
      <style:text-properties style:font-name="Times New Roman"/>
    </style:style>
    <style:style style:name="P4" style:family="paragraph" style:parent-style-name="Default_20_Text">
      <style:text-properties style:font-name="Times New Roman" fo:font-style="italic" style:font-style-asian="italic" style:font-style-complex="italic"/>
    </style:style>
    <style:style style:name="P5" style:family="paragraph" style:parent-style-name="Default_20_Text">
      <style:text-properties style:font-name="Times New Roman" fo:font-size="10pt" style:font-size-asian="10pt" style:font-size-complex="10pt"/>
    </style:style>
    <style:style style:name="P6" style:family="paragraph" style:parent-style-name="Default_20_Text">
      <style:text-properties style:font-name="Times New Roman" fo:font-size="10pt" fo:font-weight="normal" fo:background-color="transparent" style:font-size-asian="10pt" style:font-weight-asian="normal" style:font-size-complex="10pt" style:font-weight-complex="normal"/>
    </style:style>
    <style:style style:name="P7" style:family="paragraph" style:parent-style-name="Default_20_Text">
      <style:text-properties style:font-name="Times New Roman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8" style:family="paragraph" style:parent-style-name="Default_20_Text">
      <style:text-properties style:font-name="Times New Roman" fo:font-size="10pt" style:text-underline-style="solid" style:text-underline-width="auto" style:text-underline-color="font-color" fo:font-weight="bold" fo:background-color="transparent" style:font-size-asian="10pt" style:font-weight-asian="bold" style:font-size-complex="10pt" style:font-weight-complex="bold"/>
    </style:style>
    <style:style style:name="P9" style:family="paragraph" style:parent-style-name="Default_20_Text">
      <style:text-properties style:font-name="Times New Roman" fo:font-size="10pt" style:text-underline-style="none" fo:font-weight="normal" style:font-size-asian="10pt" style:font-weight-asian="normal" style:font-size-complex="10pt" style:font-weight-complex="normal"/>
    </style:style>
    <style:style style:name="P10" style:family="paragraph" style:parent-style-name="Default_20_Text">
      <style:text-properties style:font-name="Times New Roman" fo:font-size="10pt" fo:font-style="normal" style:font-size-asian="10pt" style:font-style-asian="normal" style:font-size-complex="10pt" style:font-style-complex="normal"/>
    </style:style>
    <style:style style:name="P11" style:family="paragraph" style:parent-style-name="Default_20_Text">
      <style:text-properties style:font-name="Times New Roman" fo:font-size="10pt" fo:font-style="normal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P12" style:family="paragraph" style:parent-style-name="Default_20_Text">
      <style:text-properties style:font-name="Times New Roman" fo:font-size="10pt" fo:font-weight="bold" fo:background-color="transparent" style:font-size-asian="10pt" style:font-weight-asian="bold" style:font-size-complex="10pt" style:font-weight-complex="bold"/>
    </style:style>
    <style:style style:name="P13" style:family="paragraph" style:parent-style-name="Default_20_Text">
      <style:text-properties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Table_20_Heading">
      <style:text-properties fo:color="#99284c" style:font-name="Times New Roman" style:font-size-asian="10pt" style:font-size-complex="10pt"/>
    </style:style>
    <style:style style:name="P15" style:family="paragraph" style:parent-style-name="Table_20_Contents">
      <style:text-properties style:font-name="Times New Roman" style:font-size-asian="10pt" style:font-size-complex="10pt"/>
    </style:style>
    <style:style style:name="P16" style:family="paragraph" style:parent-style-name="Table_20_Contents">
      <style:text-properties fo:font-variant="normal" fo:text-transform="none" fo:color="#000000" style:font-name="Times New Roman" fo:letter-spacing="normal" fo:font-style="normal" fo:font-weight="normal" style:font-size-asian="10pt" style:font-size-complex="10pt"/>
    </style:style>
    <style:style style:name="P17" style:family="paragraph" style:parent-style-name="Standard">
      <style:text-properties style:font-name="Times New Roman" fo:font-size="10pt" style:font-size-asian="10pt" style:font-size-complex="10pt"/>
    </style:style>
    <style:style style:name="P18" style:family="paragraph" style:parent-style-name="Default_20_Text">
      <style:text-properties style:font-name="Times New Roman" fo:font-size="10pt" style:text-underline-style="none" fo:font-weight="normal" fo:background-color="transparent" style:font-size-asian="10pt" style:font-weight-asian="normal" style:font-size-complex="10pt" style:font-weight-complex="normal"/>
    </style:style>
    <style:style style:name="P19" style:family="paragraph" style:parent-style-name="Default_20_Text">
      <style:text-properties style:font-name="Times New Roman" fo:font-size="10pt" fo:font-style="normal" fo:font-weight="normal"/>
    </style:style>
    <style:style style:name="P20" style:family="paragraph" style:parent-style-name="Default_20_Text">
      <style:text-properties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style:font-name="Times New Roman"/>
    </style:style>
    <style:style style:name="T2" style:family="text">
      <style:text-properties fo:font-variant="normal" fo:text-transform="none" fo:color="#202020" style:font-name="arial" fo:font-size="10.5pt" fo:letter-spacing="normal"/>
    </style:style>
    <style:style style:name="T3" style:family="text">
      <style:text-properties fo:font-variant="normal" fo:text-transform="none" fo:color="#000000" style:font-name="monospace" fo:font-size="12pt" fo:letter-spacing="normal"/>
    </style:style>
    <style:style style:name="T4" style:family="text">
      <style:text-properties style:text-underline-style="none" style:font-size-asian="10pt" style:font-style-asian="normal" style:font-weight-asian="normal" style:font-size-complex="10pt" style:font-style-complex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EMPLATE DOCUMENT FOR ORDER</text:p>
      <text:p text:style-name="P3"/>
      <text:p text:style-name="P13">This is an ODT template document used to generate personalized documents for your customers or suppliers.</text:p>
      <text:p text:style-name="P13">Extra campo</text:p>
      <text:p text:style-name="P13"><text:span text:style-name="T2">consig1</text:span> </text:p>
      <text:p text:style-name="P19"><text:span text:style-name="T4">consignatario1 = {object_options_consig1}</text:span></text:p>
      <text:p text:style-name="P11">My information:</text:p>
      <text:p text:style-name="P4">This is a list of tags that will be replaced with your informations:</text:p>
      <text:p text:style-name="P5">mycompany_logo = {mycompany_logo}</text:p>
      <text:p text:style-name="P5">mycompany_name = {mycompany_name}</text:p>
      <text:p text:style-name="P5">mycompany_address = {mycompany_address}</text:p>
      <text:p text:style-name="P5">mycompany_zip = {mycompany_zip}</text:p>
      <text:p text:style-name="P5">mycompany_town = {mycompany_town}</text:p>
      <text:p text:style-name="P5">mycompany_country = {mycompany_country}</text:p>
      <text:p text:style-name="P17">mycompany_country_code = {mycompany_country_code}</text:p>
      <text:p text:style-name="P17">mycompany_state = {mycompany_state}</text:p>
      <text:p text:style-name="P17">mycompany_state_code = {mycompany_state_code}</text:p>
      <text:p text:style-name="P5">mycompany_phone = {mycompany_phone}</text:p>
      <text:p text:style-name="P5">mycompany_fax = {mycompany_fax}</text:p>
      <text:p text:style-name="P5">mycompany_email = {mycompany_email}</text:p>
      <text:p text:style-name="P5">mycompany_web = {mycompany_web}</text:p>
      <text:p text:style-name="P5">mycompany_barcode = {mycompany_barcode}</text:p>
      <text:p text:style-name="P5">mycompany_capital= {mycompany_capital}</text:p>
      <text:p text:style-name="P5">mycompany_juridicalstatus= {mycompany_juridicalstatus}</text:p>
      <text:p text:style-name="P5">mycompany_idprof1 = {mycompany_idprof1}</text:p>
      <text:p text:style-name="P5">mycompany_idprof2 = {mycompany_idprof2}</text:p>
      <text:p text:style-name="P5">mycompany_idprof3 = {mycompany_idprof3}</text:p>
      <text:p text:style-name="P5">mycompany_idprof4 = {mycompany_idprof4}</text:p>
      <text:p text:style-name="P17">mycompany_idprof5 = {mycompany_idprof5}</text:p>
      <text:p text:style-name="P17">mycompany_idprof6 = {mycompany_idprof6}</text:p>
      <text:p text:style-name="P5">mycompany_vatnumber = {mycompany_vatnumber}</text:p>
      <text:p text:style-name="P5">mycompany_note_private = {mycompany_note_private}</text:p>
      <text:p text:style-name="P5">...</text:p>
      <text:p text:style-name="P6"/>
      <text:p text:style-name="P7">Customers, prospects or suppliers information:</text:p>
      <text:p text:style-name="P4">This is a list of other tags that will be replaced with correct values (tags between {}) :</text:p>
      <text:p text:style-name="P5">company_name = {company_name}</text:p>
      <text:p text:style-name="P5">company_address = {company_address}</text:p>
      <text:p text:style-name="P5">company_zip = {company_zip}</text:p>
      <text:p text:style-name="P5">company_town = {company_town}</text:p>
      <text:p text:style-name="P5">company_country = {company_country}</text:p>
      <text:p text:style-name="P17">company_country_code = {company_country_code}</text:p>
      <text:p text:style-name="P17">company_state = {company_state}</text:p>
      <text:p text:style-name="P17">company_state_code = {company_state_code}</text:p>
      <text:p text:style-name="P5">company_phone = {company_phone}</text:p>
      <text:p text:style-name="P5">company_fax = {company_fax}</text:p>
      <text:p text:style-name="P5">company_email = {company_email}</text:p>
      <text:p text:style-name="P5">company_web = {company_web}</text:p>
      <text:p text:style-name="P5">company_barcode = {company_barcode}</text:p>
      <text:p text:style-name="P5">company_customercode = {company_customercode}</text:p>
      <text:p text:style-name="P5">company_suppliercode = {company_suppliercode}</text:p>
      <text:p text:style-name="P5">company_capital = {company_capital}</text:p>
      <text:p text:style-name="P5">company_juridicalstatus = {company_juridicalstatus}</text:p>
      <text:p text:style-name="P5">company_idprof1 = {company_idprof1}</text:p>
      <text:p text:style-name="P5">company_idprof2 = {company_idprof2}</text:p>
      <text:p text:style-name="P5">company_idprof3 = {company_idprof3}</text:p>
      <text:p text:style-name="P5">company_idprof4 = {company_idprof4}</text:p>
      <text:p text:style-name="P17">company_idprof5 = {company_idprof5}</text:p>
      <text:p text:style-name="P17">company_idprof6 = {company_idprof6}</text:p>
      <text:p text:style-name="P5">company_vatnumber = {company_vatnumber}</text:p>
      <text:p text:style-name="P6"><text:soft-page-break/>company_note_private = {company_note_private}</text:p>
      <text:p text:style-name="P6">…</text:p>
      <text:p text:style-name="P3"/>
      <text:p text:style-name="P7">User information:</text:p>
      <text:p text:style-name="P9">myuser_lastname = {myuser_lastname}</text:p>
      <text:p text:style-name="P9">myuser_firstname = {myuser_firstname}</text:p>
      <text:p text:style-name="P9">myuser_login = {myuser_login}</text:p>
      <text:p text:style-name="P9">myuser_email = {myuser_email}</text:p>
      <text:p text:style-name="P16">[!-- IF {myuser_email} --]</text:p>
      <text:p text:style-name="P16">My email is defined to {myuser_email}</text:p>
      <text:p text:style-name="P16">[!-- ELSE {myuser_email} --]</text:p>
      <text:p text:style-name="P16">My email is NOT defined</text:p>
      <text:p text:style-name="P16">[!-- ENDIF {myuser_email} --]</text:p>
      <text:p text:style-name="P18">...</text:p>
      <text:p text:style-name="P6"/>
      <text:p text:style-name="P6"/>
      <text:p text:style-name="P6"/>
      <text:p text:style-name="P6"/>
      <text:p text:style-name="P7">Object information:</text:p>
      <text:p text:style-name="P4">This is a list of other tags that will be replaced with correct values (tags between {}) :</text:p>
      <text:p text:style-name="P5">object_id = {object_id}</text:p>
      <text:p text:style-name="P5">object_ref = {object_ref}</text:p>
      <text:p text:style-name="P5">object_ref_customer = {object_ref_customer}</text:p>
      <text:p text:style-name="P5">object_date = {object_date}</text:p>
      <text:p text:style-name="P5">object_date_delivery = {object_date_delivery} </text:p>
      <text:p text:style-name="P5">object_date_creation = {object_date_creation}</text:p>
      <text:p text:style-name="P5">object_date_validation = {object_date_validation}</text:p>
      <text:p text:style-name="P5">object_date_close = {object_date_close}</text:p>
      <text:p text:style-name="P5">object_total_ht = {object_total_ht}</text:p>
      <text:p text:style-name="P5">object_total_vat = {object_total_vat}</text:p>
      <text:p text:style-name="P5">object_total_ttc = {object_total_ttc}</text:p>
      <text:p text:style-name="P5">object_payment_mode = {object_payment_mode}</text:p>
      <text:p text:style-name="P5">object_payment_term = {object_payment_term}</text:p>
      <text:p text:style-name="P5">object_note_private = {object_note_private}</text:p>
      <text:p text:style-name="P5">object_note = {object_note}</text:p>
      <text:p text:style-name="P5">free_text = {free_text}</text:p>
      <text:p text:style-name="P6">...</text:p>
      <text:p text:style-name="P4"/>
      <text:p text:style-name="P4"/>
      <text:p text:style-name="P8">Lines of object:</text:p>
      <text:p text:style-name="P4">This is how to use arrays for lines of objects (invoices, commercial proposal, orders, etc...). You must create your array in the document and fill it with following tags:</text:p>
      <text:p text:style-name="P5">[!-- BEGIN row.lines --]</text:p>
      <text:p text:style-name="P5"><text:tab/>{line_fulldesc}</text:p>
      <text:p text:style-name="P5"><text:tab/>{line_vatrate}</text:p>
      <text:p text:style-name="P5"><text:tab/>{line_up}</text:p>
      <text:p text:style-name="P5"><text:tab/>{line_qty}</text:p>
      <text:p text:style-name="P5"><text:tab/>{line_discount_percent}</text:p>
      <text:p text:style-name="P5"><text:tab/>{line_price_ht}</text:p>
      <text:p text:style-name="P5"><text:tab/>{line_price_vat}</text:p>
      <text:p text:style-name="P5"><text:tab/>{line_price_ttc}</text:p>
      <text:p text:style-name="P10">[!-- END row.lines --]</text:p>
      <text:p text:style-name="P4"/>
      <text:p text:style-name="P12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header-rows>
          <table:table-row>
            <table:table-cell table:style-name="Tableau1.A1" office:value-type="string">
              <text:p text:style-name="P14">__Description__</text:p>
            </table:table-cell>
            <table:table-cell table:style-name="Tableau1.A1" office:value-type="string">
              <text:p text:style-name="P14">__VatRate__</text:p>
            </table:table-cell>
            <table:table-cell table:style-name="Tableau1.A1" office:value-type="string">
              <text:p text:style-name="P14">__UP__</text:p>
            </table:table-cell>
            <table:table-cell table:style-name="Tableau1.A1" office:value-type="string">
              <text:p text:style-name="P14">__Qty__</text:p>
            </table:table-cell>
            <table:table-cell table:style-name="Tableau1.A1" office:value-type="string">
              <text:p text:style-name="P14">__Discount__</text:p>
            </table:table-cell>
            <table:table-cell table:style-name="Tableau1.F1" office:value-type="string">
              <text:p text:style-name="P14">__TotalHT__</text:p>
            </table:table-cell>
          </table:table-row>
        </table:table-header-rows>
        <table:table-row>
          <table:table-cell table:style-name="Tableau1.A2" office:value-type="string">
            <text:p text:style-name="P15">[!-- BEGIN row.lines --]{line_fulldesc}</text:p>
            <text:p text:style-name="P15"/>
            <text:p text:style-name="P15">{line_date_start_rfc}</text:p>
            <text:p text:style-name="P15"><text:soft-page-break/>{line_date_end_rfc}</text:p>
            <text:p text:style-name="P15"/>
          </table:table-cell>
          <table:table-cell table:style-name="Tableau1.A2" office:value-type="string">
            <text:p text:style-name="P15">{line_vatrate}</text:p>
          </table:table-cell>
          <table:table-cell table:style-name="Tableau1.A2" office:value-type="string">
            <text:p text:style-name="P15">{line_up}</text:p>
          </table:table-cell>
          <table:table-cell table:style-name="Tableau1.A2" office:value-type="string">
            <text:p text:style-name="P15">{line_qty}</text:p>
          </table:table-cell>
          <table:table-cell table:style-name="Tableau1.A2" office:value-type="string">
            <text:p text:style-name="P15">{line_discount_percent}</text:p>
          </table:table-cell>
          <table:table-cell table:style-name="Tableau1.F2" office:value-type="string">
            <text:p text:style-name="P15">{line_price_ht}</text:p>
            <text:p text:style-name="P15">=</text:p>
            <text:p text:style-name="P15">{line_price_ht_locale}</text:p>
            <text:p text:style-name="P15"><text:soft-page-break/>[!-- END row.lines --]</text:p>
          </table:table-cell>
        </table:table-row>
      </table:table>
      <text:p text:style-name="P3"/>
      <text:p text:style-name="P3"/>
      <text:p text:style-name="P3"/>
      <text:p text:style-name="P3"/>
      <text:p text:style-name="P3">For complete list of available tags, see on user documentation about using ODT templates on wiki:</text:p>
      <text:p text:style-name="P1"><text:a xlink:type="simple" xlink:href="http://wiki.dolibarr.org/index.php/Create_an_ODT_document_template" text:style-name="Internet_20_link" text:visited-style-name="Visited_20_Internet_20_Link"><text:span text:style-name="T1">http://wiki.dolibarr.org/index.php/Create_an_ODT_document_template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arial" svg:font-family="arial, tahoma, verdana, helvetica"/>
    <style:font-face style:name="monospace" svg:font-family="monospace, monospace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Default_20_Text" style:display-name="Default Text" style:family="paragraph" style:class="text"/>
    <style:style style:name="Header" style:family="paragraph" style:parent-style-name="Default_20_Text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ext_20_Body_20_Single" style:display-name="Text Body Single" style:family="paragraph" style:parent-style-name="Default_20_Text">
      <style:paragraph-properties loext:contextual-spacing="false" fo:margin-top="0cm" fo:margin-bottom="0.212cm"/>
    </style:style>
    <style:style style:name="Table_20_Contents" style:display-name="Table Contents" style:family="paragraph" style:parent-style-name="Text_20_Body_20_Single" style:class="extra">
      <style:paragraph-properties loext:contextual-spacing="false" fo:margin-top="0cm" fo:margin-bottom="0cm" fo:background-color="transparent" text:number-lines="false" text:line-number="0">
        <style:tab-stops/>
        <style:background-image/>
      </style:paragraph-properties>
      <style:text-properties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loext:contextual-spacing="false" fo:margin-top="0cm" fo:margin-bottom="0cm"/>
      <style:text-properties style:font-name="Liberation Mono" fo:font-size="10pt" style:font-name-asian="Liberation Mono" style:font-size-asian="10pt" style:font-name-complex="Liberation Mono" style:font-size-complex="10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499cm" fo:line-height="120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21-05-28T07:59:36.60</dc:date>
    <meta:editing-duration>PT5H36M38S</meta:editing-duration>
    <meta:editing-cycles>68</meta:editing-cycles>
    <meta:generator>OpenOffice/4.1.10$Win32 OpenOffice.org_project/4110m2$Build-9807</meta:generator>
    <meta:document-statistic meta:table-count="1" meta:image-count="0" meta:object-count="0" meta:page-count="3" meta:paragraph-count="121" meta:word-count="413" meta:character-count="4003"/>
    <meta:user-defined meta:name="Información 1"/>
    <meta:user-defined meta:name="Información 2"/>
    <meta:user-defined meta:name="Información 3"/>
    <meta:user-defined meta:name="Información 4"/>
  </office:meta>
</office:document-meta>
</file>